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c577" officeooo:paragraph-rsid="0010c57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c577" officeooo:paragraph-rsid="0010c577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c577" officeooo:paragraph-rsid="0010e227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c577" officeooo:paragraph-rsid="00124437" style:font-size-asian="13pt" style:font-weight-asian="normal" style:font-size-complex="13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3pt" fo:font-weight="normal" officeooo:rsid="0010c577" officeooo:paragraph-rsid="0010c577" style:font-size-asian="13pt" style:font-weight-asian="normal" style:font-size-complex="13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3pt" fo:font-weight="normal" officeooo:rsid="0010c577" officeooo:paragraph-rsid="00124437" style:font-size-asian="13pt" style:font-weight-asian="normal" style:font-size-complex="13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1.139cm" fo:min-width="0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0.69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estaurador de Sonhos</text:span><text:tab/><text:tab/><text:span text:style-name="T4">Andréa Fontes</text:span></text:p>
      <text:p text:style-name="P2">Você tentou lutar com toda tua força</text:p>
      <text:p text:style-name="P2">Mas não foi o bastante para conseguir</text:p>
      <text:p text:style-name="P2">Enfrentar a multidão que vinha contra Ti</text:p>
      <text:p text:style-name="P2">Enfrentar a multidão que vinha contra Ti</text:p>
      <text:p text:style-name="P2">Todos lhe diziam que você não iria conseguir</text:p>
      <text:p text:style-name="P2">Conquistar os sonhos do teu coração</text:p>
      <text:p text:style-name="P2">E de repente, sem perceber</text:p>
      <text:p text:style-name="P2">Realmente você viu seu sonho morrer</text:p>
      <text:p text:style-name="P2"/>
      <text:p text:style-name="P2">Sem nada poder fazer clamou, mas parece que ninguém te ouviu</text:p>
      <text:p text:style-name="P2">Chorou, mas não teve a quem recorrer</text:p>
      <text:p text:style-name="P2">Mas conheço alguém que quer e pode mudar o teu viver, ele é, ele é</text:p>
      <text:p text:style-name="P2"><draw:custom-shape text:anchor-type="paragraph" draw:z-index="0" draw:style-name="gr1" draw:text-style-name="P7" svg:width="0.371cm" svg:height="1.138cm" svg:x="11.255cm" svg:y="0.50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<draw:frame text:anchor-type="paragraph" draw:z-index="1" draw:style-name="gr2" draw:text-style-name="P9" svg:width="1.059cm" svg:height="0.489cm" svg:x="11.915cm" svg:y="0.342cm"><draw:text-box><text:p text:style-name="P8"><text:span text:style-name="T6">3x</text:span></text:p></draw:text-box></draw:frame>Restaurador de sonhos, restaurador de sonhos</text:p>
      <text:p text:style-name="P2">Restaurador de sonhos, restaurador de vidas</text:p>
      <text:p text:style-name="P2"/>
      <text:p text:style-name="P2"><draw:custom-shape text:anchor-type="paragraph" draw:z-index="3" draw:style-name="gr3" draw:text-style-name="P7" svg:width="0.318cm" svg:height="0.689cm" svg:x="10.276cm" svg:y="0.00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2" draw:style-name="gr2" draw:text-style-name="P9" svg:width="1.059cm" svg:height="0.489cm" svg:x="10.804cm" svg:y="0.076cm"><draw:text-box><text:p text:style-name="P8"><text:span text:style-name="T6">7x</text:span></text:p></draw:text-box></draw:frame>Entregue sua vida no altar de Deus </text:p>
      <text:p text:style-name="P2">E verás o que ele vai fazer</text:p>
      <text:p text:style-name="P2"/>
      <text:p text:style-name="P2">Sabe aquele sonho que você sonhou?</text:p>
      <text:p text:style-name="P2">E o inimigo fez você pensar que acabou?</text:p>
      <text:p text:style-name="P2">Ele está sendo restaurado pelo meu Senhor</text:p>
      <text:p text:style-name="P3">Ele está sendo restaurado pelo meu Senhor</text:p>
      <text:p text:style-name="P2">Sabe esta enfermidade que te alcançou</text:p>
      <text:p text:style-name="P2">E fez você pensar que tua vida acabou</text:p>
      <text:p text:style-name="P2">Você está sendo curado pelo meu Senhor</text:p>
      <text:p text:style-name="P2">Você está sendo curado pelo meu Senhor</text:p>
      <text:p text:style-name="P2">Pois ele é o melhor restaurador, pois ele é o melhor restaurador</text:p>
      <text:p text:style-name="P2">Você está sendo curado pelo meu Senhor</text:p>
      <text:p text:style-name="P2">Você está sendo curado pelo meu Senhor</text:p>
      <text:p text:style-name="P2"/>
      <text:p text:style-name="P2">Ele confunde os médicos, a medicina</text:p>
      <text:p text:style-name="P2">Quando eles dizem que não tem mais saída</text:p>
      <text:p text:style-name="P2">Ele chega e transforma a morte em vida</text:p>
      <text:p text:style-name="P2">Ele chega e transforma a morte em vida</text:p>
      <text:p text:style-name="P2">Pois ele é</text:p>
      <text:p text:style-name="P6"><text:span text:style-name="T1">Restaurador de Sonhos</text:span><text:tab/><text:tab/><text:span text:style-name="T4">Andréa Fontes</text:span></text:p>
      <text:p text:style-name="P4">Você tentou lutar com toda tua força</text:p>
      <text:p text:style-name="P4">Mas não foi o bastante para conseguir</text:p>
      <text:p text:style-name="P4">Enfrentar a multidão que vinha contra Ti</text:p>
      <text:p text:style-name="P4">Enfrentar a multidão que vinha contra Ti</text:p>
      <text:p text:style-name="P4">Todos lhe diziam que você não iria conseguir</text:p>
      <text:p text:style-name="P4">Conquistar os sonhos do teu coração</text:p>
      <text:p text:style-name="P4">E de repente, sem perceber</text:p>
      <text:p text:style-name="P4">Realmente você viu seu sonho morrer</text:p>
      <text:p text:style-name="P4"/>
      <text:p text:style-name="P4">Sem nada poder fazer clamou, mas parece que ninguém te ouviu</text:p>
      <text:p text:style-name="P4">Chorou, mas não teve a quem recorrer</text:p>
      <text:p text:style-name="P4">Mas conheço alguém que quer e pode mudar o teu viver, ele é, ele é</text:p>
      <text:p text:style-name="P4"><draw:custom-shape text:anchor-type="paragraph" draw:z-index="4" draw:style-name="gr1" draw:text-style-name="P7" svg:width="0.371cm" svg:height="1.138cm" svg:x="11.255cm" svg:y="0.50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<draw:frame text:anchor-type="paragraph" draw:z-index="5" draw:style-name="gr2" draw:text-style-name="P9" svg:width="1.059cm" svg:height="0.489cm" svg:x="11.915cm" svg:y="0.342cm"><draw:text-box><text:p text:style-name="P8"><text:span text:style-name="T6">3x</text:span></text:p></draw:text-box></draw:frame>Restaurador de sonhos, restaurador de sonhos</text:p>
      <text:p text:style-name="P4">Restaurador de sonhos, restaurador de vidas</text:p>
      <text:p text:style-name="P4"/>
      <text:p text:style-name="P4"><draw:frame text:anchor-type="paragraph" draw:z-index="6" draw:style-name="gr2" draw:text-style-name="P9" svg:width="1.059cm" svg:height="0.489cm" svg:x="10.804cm" svg:y="0.076cm"><draw:text-box><text:p text:style-name="P8"><text:span text:style-name="T6">7x</text:span></text:p></draw:text-box></draw:frame><draw:custom-shape text:anchor-type="paragraph" draw:z-index="7" draw:style-name="gr3" draw:text-style-name="P7" svg:width="0.318cm" svg:height="0.689cm" svg:x="10.276cm" svg:y="0.00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ntregue sua vida no altar de Deus </text:p>
      <text:p text:style-name="P4">E verás o que ele vai fazer</text:p>
      <text:p text:style-name="P4"/>
      <text:p text:style-name="P4">Sabe aquele sonho que você sonhou?</text:p>
      <text:p text:style-name="P4">E o inimigo fez você pensar que acabou?</text:p>
      <text:p text:style-name="P4">Ele está sendo restaurado pelo meu Senhor</text:p>
      <text:p text:style-name="P4">Ele está sendo restaurado pelo meu Senhor</text:p>
      <text:p text:style-name="P4">Sabe esta enfermidade que te alcançou</text:p>
      <text:p text:style-name="P4">E fez você pensar que tua vida acabou</text:p>
      <text:p text:style-name="P4">Você está sendo curado pelo meu Senhor</text:p>
      <text:p text:style-name="P4">Você está sendo curado pelo meu Senhor</text:p>
      <text:p text:style-name="P4">Pois ele é o melhor restaurador, pois ele é o melhor restaurador</text:p>
      <text:p text:style-name="P4">Você está sendo curado pelo meu Senhor</text:p>
      <text:p text:style-name="P4">Você está sendo curado pelo meu Senhor</text:p>
      <text:p text:style-name="P4"/>
      <text:p text:style-name="P4">Ele confunde os médicos, a medicina</text:p>
      <text:p text:style-name="P4">Quando eles dizem que não tem mais saída</text:p>
      <text:p text:style-name="P4">Ele chega e transforma a morte em vida</text:p>
      <text:p text:style-name="P4">Ele chega e transforma a morte em vida</text:p>
      <text:p text:style-name="P4">Pois ele 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5-13T15:30:58.049986743</dc:date>
    <meta:editing-cycles>13</meta:editing-cycles>
    <meta:editing-duration>PT20M47S</meta:editing-duration>
    <meta:generator>LibreOffice/5.2.6.2$Linux_X86_64 LibreOffice_project/20m0$Build-2</meta:generator>
    <meta:document-statistic meta:table-count="0" meta:image-count="0" meta:object-count="0" meta:page-count="1" meta:paragraph-count="64" meta:word-count="464" meta:character-count="2492" meta:non-whitespace-character-count="2088"/>
  </office:meta>
</office:document-meta>
</file>